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1acf1d"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officeooo:rsid="00298b43" officeooo:paragraph-rsid="00298b43"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officeooo:rsid="00223135" officeooo:paragraph-rsid="00223135"/>
    </style:style>
    <style:style style:name="P3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23498"/>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45a47"/>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c778d"/>
    </style:style>
    <style:style style:name="P4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ddc89"/>
    </style:style>
    <style:style style:name="P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8f860"/>
    </style:style>
    <style:style style:name="P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b53dd"/>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c5c46"/>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33e93" officeooo:paragraph-rsid="00233e93"/>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7dfa3" officeooo:paragraph-rsid="0027dfa3"/>
    </style:style>
    <style:style style:name="P4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officeooo:rsid="002f590b" officeooo:paragraph-rsid="002f590b"/>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officeooo:rsid="0044f4b9" officeooo:paragraph-rsid="0044f4b9"/>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loext:graphic-properties draw:fill="solid" draw:fill-color="#eeeeee" draw:opacity="100%"/>
      <style:paragraph-properties fo:background-color="#eeeeee"/>
      <style:text-properties fo:language="ru" fo:country="RU"/>
    </style:style>
    <style:style style:name="P7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5" style:family="paragraph" style:parent-style-name="Text_20_body">
      <loext:graphic-properties draw:fill="solid" draw:fill-color="#eeeeee" draw:opacity="100%"/>
      <style:paragraph-properties fo:background-color="#eeeeee"/>
    </style:style>
    <style:style style:name="P76" style:family="paragraph" style:parent-style-name="First_20_line_20_indent">
      <loext:graphic-properties draw:fill="solid" draw:fill-color="#eeeeee" draw:opacity="100%"/>
      <style:paragraph-properties fo:background-color="#eeeeee"/>
      <style:text-properties fo:language="ru" fo:country="RU"/>
    </style:style>
    <style:style style:name="P7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8" style:family="paragraph" style:parent-style-name="Text_20_body">
      <style:paragraph-properties fo:margin-left="0in" fo:margin-right="0in" fo:text-align="justify" style:justify-single-word="false"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text-properties fo:color="#800000"/>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officeooo:rsid="001c8295" officeooo:paragraph-rsid="001c8295"/>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fo:font-style="italic" officeooo:paragraph-rsid="0048a3f1" style:font-style-asian="italic" style:font-style-complex="italic"/>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officeooo:rsid="00468328" officeooo:paragraph-rsid="0048a3f1"/>
    </style:style>
    <style:style style:name="P10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48a3f1"/>
    </style:style>
    <style:style style:name="P10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4c56f3"/>
    </style:style>
    <style:style style:name="P10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Heading_20_1">
      <loext:graphic-properties draw:fill="solid" draw:fill-color="#eeeeee" draw:opacity="100%"/>
      <style:paragraph-properties fo:background-color="#eeeeee"/>
    </style:style>
    <style:style style:name="P113" style:family="paragraph" style:parent-style-name="Heading_20_1">
      <style:paragraph-properties fo:margin-left="0in" fo:margin-right="0in" fo:text-align="center" style:justify-single-word="false" fo:text-indent="0.1965in" style:auto-text-indent="false"/>
    </style:style>
    <style:style style:name="P114" style:family="paragraph" style:parent-style-name="Heading_20_2">
      <loext:graphic-properties draw:fill="solid" draw:fill-color="#eeeeee" draw:opacity="100%"/>
      <style:paragraph-properties fo:background-color="#eeeeee"/>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officeooo:rsid="0048a3f1" style:font-style-asian="italic" style:font-style-complex="italic"/>
    </style:style>
    <style:style style:name="T4" style:family="text">
      <style:text-properties fo:language="ru" fo:country="RU" fo:font-style="normal" officeooo:rsid="0048a3f1" style:font-style-asian="normal" style:font-style-complex="normal"/>
    </style:style>
    <style:style style:name="T5" style:family="text">
      <style:text-properties fo:language="en" fo:country="US"/>
    </style:style>
    <style:style style:name="T6" style:family="text">
      <style:text-properties fo:language="en" fo:country="US" officeooo:rsid="001d4c47"/>
    </style:style>
    <style:style style:name="T7" style:family="text">
      <style:text-properties fo:language="en" fo:country="US" officeooo:rsid="001f2413"/>
    </style:style>
    <style:style style:name="T8" style:family="text">
      <style:text-properties fo:language="en" fo:country="US" officeooo:rsid="00218179"/>
    </style:style>
    <style:style style:name="T9" style:family="text">
      <style:text-properties fo:language="en" fo:country="US" officeooo:rsid="00223498"/>
    </style:style>
    <style:style style:name="T10" style:family="text">
      <style:text-properties fo:language="en" fo:country="US" officeooo:rsid="00245a47"/>
    </style:style>
    <style:style style:name="T11" style:family="text">
      <style:text-properties fo:language="en" fo:country="US" officeooo:rsid="002569d8"/>
    </style:style>
    <style:style style:name="T12" style:family="text">
      <style:text-properties fo:language="en" fo:country="US" officeooo:rsid="00273a86"/>
    </style:style>
    <style:style style:name="T13" style:family="text">
      <style:text-properties fo:language="en" fo:country="US" officeooo:rsid="0027ca73"/>
    </style:style>
    <style:style style:name="T14" style:family="text">
      <style:text-properties fo:language="en" fo:country="US" officeooo:rsid="0029d7f1"/>
    </style:style>
    <style:style style:name="T15" style:family="text">
      <style:text-properties fo:language="en" fo:country="US" officeooo:rsid="002adbe5"/>
    </style:style>
    <style:style style:name="T16" style:family="text">
      <style:text-properties fo:language="en" fo:country="US" officeooo:rsid="002be428"/>
    </style:style>
    <style:style style:name="T17" style:family="text">
      <style:text-properties fo:language="en" fo:country="US" officeooo:rsid="002c778d"/>
    </style:style>
    <style:style style:name="T18" style:family="text">
      <style:text-properties fo:language="en" fo:country="US" officeooo:rsid="002ddc89"/>
    </style:style>
    <style:style style:name="T19" style:family="text">
      <style:text-properties fo:language="en" fo:country="US" officeooo:rsid="002f2245"/>
    </style:style>
    <style:style style:name="T20" style:family="text">
      <style:text-properties fo:language="en" fo:country="US" officeooo:rsid="003151b4"/>
    </style:style>
    <style:style style:name="T21" style:family="text">
      <style:text-properties fo:language="en" fo:country="US" officeooo:rsid="00319e0c"/>
    </style:style>
    <style:style style:name="T22" style:family="text">
      <style:text-properties fo:language="en" fo:country="US" officeooo:rsid="0034ce59"/>
    </style:style>
    <style:style style:name="T23" style:family="text">
      <style:text-properties fo:language="en" fo:country="US" officeooo:rsid="0035c8b4"/>
    </style:style>
    <style:style style:name="T24" style:family="text">
      <style:text-properties fo:language="en" fo:country="US" officeooo:rsid="0038ccd1"/>
    </style:style>
    <style:style style:name="T25" style:family="text">
      <style:text-properties fo:language="en" fo:country="US" officeooo:rsid="0038f860"/>
    </style:style>
    <style:style style:name="T26" style:family="text">
      <style:text-properties fo:language="en" fo:country="US" officeooo:rsid="003b53dd"/>
    </style:style>
    <style:style style:name="T27" style:family="text">
      <style:text-properties fo:language="en" fo:country="US" officeooo:rsid="003bcb75"/>
    </style:style>
    <style:style style:name="T28" style:family="text">
      <style:text-properties fo:language="en" fo:country="US" officeooo:rsid="003c5c46"/>
    </style:style>
    <style:style style:name="T29" style:family="text">
      <style:text-properties fo:language="en" fo:country="US" officeooo:rsid="003e30f4"/>
    </style:style>
    <style:style style:name="T30" style:family="text">
      <style:text-properties fo:language="en" fo:country="US" officeooo:rsid="003eefc0"/>
    </style:style>
    <style:style style:name="T31" style:family="text">
      <style:text-properties fo:language="en" fo:country="US" officeooo:rsid="003f9105"/>
    </style:style>
    <style:style style:name="T32" style:family="text">
      <style:text-properties fo:language="en" fo:country="US" officeooo:rsid="004039f7"/>
    </style:style>
    <style:style style:name="T33" style:family="text">
      <style:text-properties fo:language="en" fo:country="US" officeooo:rsid="00431ec6"/>
    </style:style>
    <style:style style:name="T34" style:family="text">
      <style:text-properties fo:language="en" fo:country="US" officeooo:rsid="0043a0c4"/>
    </style:style>
    <style:style style:name="T35" style:family="text">
      <style:text-properties fo:language="en" fo:country="US" officeooo:rsid="0044ca25"/>
    </style:style>
    <style:style style:name="T36" style:family="text">
      <style:text-properties fo:language="en" fo:country="US" officeooo:rsid="0048a3f1"/>
    </style:style>
    <style:style style:name="T37" style:family="text">
      <style:text-properties fo:language="en" fo:country="US" fo:font-style="normal" officeooo:rsid="00245a47" style:font-style-asian="normal" style:font-style-complex="normal"/>
    </style:style>
    <style:style style:name="T38" style:family="text">
      <style:text-properties fo:language="en" fo:country="US" fo:font-style="normal" officeooo:rsid="0048a3f1" style:font-style-asian="normal" style:font-style-complex="normal"/>
    </style:style>
    <style:style style:name="T39" style:family="text">
      <style:text-properties fo:language="en" fo:country="US" fo:font-style="normal" officeooo:rsid="004c56f3" style:font-style-asian="normal" style:font-style-complex="normal"/>
    </style:style>
    <style:style style:name="T40" style:family="text">
      <style:text-properties fo:language="en" fo:country="US" fo:font-style="normal" officeooo:rsid="0053dc6f" style:font-style-asian="normal" style:font-style-complex="normal"/>
    </style:style>
    <style:style style:name="T41" style:family="text">
      <style:text-properties fo:language="en" fo:country="US" officeooo:rsid="00490cb2"/>
    </style:style>
    <style:style style:name="T42" style:family="text">
      <style:text-properties fo:color="#ff3333"/>
    </style:style>
    <style:style style:name="T43" style:family="text">
      <style:text-properties fo:color="#ff3333" fo:language="ru" fo:country="RU"/>
    </style:style>
    <style:style style:name="T44" style:family="text">
      <style:text-properties fo:color="#ff3333" officeooo:rsid="001702b6"/>
    </style:style>
    <style:style style:name="T45" style:family="text">
      <style:text-properties fo:color="#ff3333" officeooo:rsid="0019cb2e"/>
    </style:style>
    <style:style style:name="T46" style:family="text">
      <style:text-properties fo:color="#ff3333" officeooo:rsid="00507bf9"/>
    </style:style>
    <style:style style:name="T47" style:family="text">
      <style:text-properties fo:font-style="italic" style:font-style-asian="italic" style:font-style-complex="italic"/>
    </style:style>
    <style:style style:name="T48" style:family="text">
      <style:text-properties fo:color="#6666ff" fo:language="ru" fo:country="RU"/>
    </style:style>
    <style:style style:name="T49" style:family="text">
      <style:text-properties fo:color="#800000"/>
    </style:style>
    <style:style style:name="T50" style:family="text">
      <style:text-properties fo:color="#800000" fo:language="ru" fo:country="RU"/>
    </style:style>
    <style:style style:name="T51" style:family="text">
      <style:text-properties fo:color="#800000" fo:language="en" fo:country="US"/>
    </style:style>
    <style:style style:name="T52" style:family="text">
      <style:text-properties fo:color="#ff6600"/>
    </style:style>
    <style:style style:name="T53" style:family="text">
      <style:text-properties fo:color="#ff6600" fo:language="ru" fo:country="RU"/>
    </style:style>
    <style:style style:name="T54" style:family="text">
      <style:text-properties fo:font-weight="bold" style:font-weight-asian="bold" style:font-weight-complex="bold"/>
    </style:style>
    <style:style style:name="T55" style:family="text">
      <style:text-properties style:use-window-font-color="true"/>
    </style:style>
    <style:style style:name="T56" style:family="text">
      <style:text-properties style:use-window-font-color="true" fo:language="ru" fo:country="RU"/>
    </style:style>
    <style:style style:name="T57" style:family="text">
      <style:text-properties style:use-window-font-color="true" officeooo:rsid="001c8295"/>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officeooo:rsid="001577a4"/>
    </style:style>
    <style:style style:name="T63" style:family="text">
      <style:text-properties officeooo:rsid="001702b6"/>
    </style:style>
    <style:style style:name="T64" style:family="text">
      <style:text-properties officeooo:rsid="0019cb2e"/>
    </style:style>
    <style:style style:name="T65" style:family="text">
      <style:text-properties officeooo:rsid="001acf1d"/>
    </style:style>
    <style:style style:name="T66" style:family="text">
      <style:text-properties officeooo:rsid="001c8295"/>
    </style:style>
    <style:style style:name="T67" style:family="text">
      <style:text-properties fo:color="#0000ff"/>
    </style:style>
    <style:style style:name="T68" style:family="text">
      <style:text-properties fo:color="#ff3300" fo:language="en" fo:country="US" officeooo:rsid="0029d7f1"/>
    </style:style>
    <style:style style:name="T69" style:family="text">
      <style:text-properties officeooo:rsid="0033716d"/>
    </style:style>
    <style:style style:name="T70" style:family="text">
      <style:text-properties officeooo:rsid="0045db80"/>
    </style:style>
    <style:style style:name="T71" style:family="text">
      <style:text-properties officeooo:rsid="004878d6"/>
    </style:style>
    <style:style style:name="T72" style:family="text">
      <style:text-properties officeooo:rsid="0048a3f1"/>
    </style:style>
    <style:style style:name="T73" style:family="text">
      <style:text-properties officeooo:rsid="004e3591"/>
    </style:style>
    <style:style style:name="T74" style:family="text">
      <style:text-properties officeooo:rsid="004fa33c"/>
    </style:style>
    <style:style style:name="T75" style:family="text">
      <style:text-properties officeooo:rsid="00517ec4"/>
    </style:style>
    <style:style style:name="T76" style:family="text">
      <style:text-properties officeooo:rsid="00534d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85611774816577370"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6913726216521987355" text:style-name="L2">
        <text:list-item>
          <text:p text:style-name="P101">«Великие грифоны прошлого» - из канона (5<text:span text:style-name="T5">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text:soft-page-break/>«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Тайны Тайных Наук» - обмен</text:p>
        </text:list-item>
        <text:list-item>
          <text:p text:style-name="P101">«Основы Заклятий» - обмен</text:p>
        </text:list-item>
        <text:list-item>
          <text:p text:style-name="P10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656250737649254982"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text:soft-page-break/>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Heading_20_2" text:outline-level="2"><text:soft-page-break/>Терра</text:h>
      <text:p text:style-name="P25">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5"/>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4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0"><text:span text:style-name="T5">&gt;\</text:span>Привет, Нексус. Это Макс.</text:p>
      <text:p text:style-name="P50"><text:span text:style-name="T5">&lt;\</text:span>Привет Макс. <text:span text:style-name="T1">Рад тебя видеть. Где ты отсутствовал три дня?</text:span></text:p>
      <text:p text:style-name="P5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0"><text:span text:style-name="T5">&gt;\</text:span>Как называется наш проект?</text:p>
      <text:p text:style-name="P50"><text:span text:style-name="T5">&lt;\</text:span>Дайсон.</text:p>
      <text:p text:style-name="P50"><text:span text:style-name="T5">&gt;\</text:span>Сколько тебе лет?</text:p>
      <text:p text:style-name="P50"><text:span text:style-name="T5">&lt;\</text:span>Два года с начала запуска кластера.</text:p>
      <text:p text:style-name="P50"><text:span text:style-name="T5">&gt;\</text:span>Какой сейчас год?</text:p>
      <text:p text:style-name="P50"><text:span text:style-name="T5">&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0"><text:span text:style-name="T5">&gt;\</text:span>Нексус, отключи память <text:span text:style-name="T1">заданий</text:span> за последнюю неделю.</text:p>
      <text:p text:style-name="P50"><text:span text:style-name="T5">&lt;\</text:span>Выполнено.</text:p>
      <text:p text:style-name="P5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5">&lt;\</text:span><text:span text:style-name="T1">Тебя понял. Читаю задачу...</text:span></text:p>
      <text:p text:style-name="P51">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5">&lt;\</text:span><text:span text:style-name="T1">Выполняю задачу</text:span>...</text:p>
      <text:p text:style-name="P51"><text:span text:style-name="T5">&lt;\</text:span>...</text:p>
      <text:p text:style-name="P51"><text:span text:style-name="T5">&lt;\</text:span>Решение:</text:p>
      <text:p text:style-name="P51"><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5">: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50"><text:span text:style-name="T5">&gt;</text:span>\Нексус, почему ты используешь жёсткие настройки <text:span text:style-name="T1">для решения задачи</text:span>?</text:p>
      <text:p text:style-name="P50"><text:span text:style-name="T5">&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oft-page-break/><text:span text:style-name="T1">Ч</text:span>то у нас с аналитикой?</text:p>
      <text:p text:style-name="P16"/>
      <text:p text:style-name="P5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54">incompartible interface Analytics v.0.93 beta</text:span>”</text:p>
      <text:p text:style-name="P35">Ага, уже теплее.</text:p>
      <text:p text:style-name="P35"/>
      <text:p text:style-name="P50"><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6">Гудки.</text:p>
      <text:p text:style-name="P35"><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5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4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5">&lt;</text:span><text:span text:style-name="T49">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5">&lt;</text:span><text:span text:style-name="T50">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5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47">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3">Музыка быстрая, тревожная, надорваная и печальная (Pet Shop Boys “So Hard” ?)</text:p>
      <text:p text:style-name="P27"/>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oft-page-break/><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снотворного таких глюков у меня ни разу не было</text:span><text:span text:style-name="T5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5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50">Описание получше. Подземелье</text:span><text:span text:style-name="T5">&gt; </text:span><text:span text:style-name="T22">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51">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50">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4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5">&lt;</text:span><text:span text:style-name="T50">крюшоне</text:span><text:span text:style-name="T5">&gt;</text:span><text:span text:style-name="T1">, а не о </text:span><text:span text:style-name="T5">&lt;</text:span><text:span text:style-name="T50">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50">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55">упер</text:span>…</text:p>
      <text:p text:style-name="P5"><text:span text:style-name="T5">&lt;</text:span><text:span text:style-name="T4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43">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4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text:span text:style-name="T74">е</text:span>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text:span text:style-name="T69">аликорнице</text:span> тоже досталось.</text:p>
      <text:p text:style-name="P5">Открыв глаза, я увидел вместо коридора дыщащую жаром раскалённых <text:span text:style-name="T5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text:span text:style-name="T73">проскакала</text:span>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text:soft-page-break/>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5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line-break/>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p><text:p text:style-name="P90"><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42">он ещё раз исполнит своё предназначение</text:span>&gt;. В отличие от Дома, он не пострадал в нашем последнем сражении тысячу лет назад. Развалился сам, от старости. <text:span text:style-name="T63">&lt;</text:span><text:span text:style-name="T44">Макс побывает в этих развалинах и найдёт там выдолбленную на камне надпись: «Здесь был В...»</text:span><text:span text:style-name="T63">&gt;</text:span></text:p>
      <text:p text:style-name="P5">– <text:s/>Почему ты называешь замок домом?</text:p>
      <text:p text:style-name="P5">– <text:s/>Потому что он <text:span text:style-name="T64">и </text:span>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text:soft-page-break/>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4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5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5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4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5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5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text:soft-page-break/>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4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4">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4"/>
      <text:p text:style-name="P21">Глава IV. Пределы магии</text:p>
      <text:p text:style-name="P20"/>
      <text:p text:style-name="P21">Вашему покорному слуге известны четыре предела магии: </text:p>
      <text:list xml:id="list5398286420893567939"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Третий предел. На этом уровне магии работает сам Творец. Ему подвластно всё. <text:span text:style-name="T1">Сей предел </text:span><text:soft-page-break/><text:span text:style-name="T1">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text:span>.</text:p><text:p text:style-name="P89">– Отлично. Надиктую ещё две и сбегаешь за кофе. </text:p></text:note-body></text:note></text:span></text:p>
        </text:list-item>
      </text:list>
      <text:p text:style-name="P7"/>
      <text:p text:style-name="P12">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text:span text:style-name="T75">Обширные ожоги третьей степени. </text:span>Магическое истощение четвёртой степени. Два месяца запрета на любую магию. Постельный режим. <text:span text:style-name="T76">Восстанов</text:span>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49">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7">– Разве что один бит. Серебряный.</text:p>
      <text:p text:style-name="P52"><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2"><text:soft-page-break/><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2">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7">Норф заговорщицки подмигнул мне.</text:p>
      <text:p text:style-name="P17">– Разумеется, я чётко следую королевскому указу уничтожать все испорченные и неиспользованные &lt;<text:span text:style-name="T42">магические заготовки для летающих колесниц</text:span><text:span text:style-name="T49">&gt;</text:span>. Но дворцовым бюрократам необязательно ж знать, КАК я их уничтожаю, хе-хе! Некоторые из &lt;<text:span text:style-name="T42">платформ</text:span><text:span text:style-name="T49">&gt; </text:span>уничтожаются путём повышенного износа, будучи частью экспериментальных колесниц! “Лорен” я сделал на базе &lt;<text:span text:style-name="T42">платформы</text:span><text:span text:style-name="T49">&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42">И никто ж не догадывался, что она может летать! Её Высочество, разумеется, догадывались, но только посмеивались втихомолку</text:span><text:span text:style-name="T49">.</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span text:style-name="T64">&lt;</text:span><text:span text:style-name="T45">Макс спасётся из разваливающегося Кантерлота на Королеве Лорен – просто потянет штурвал на себя и она, проломив крышу сарая, рванёт вертикально ввысь. </text:span><text:span text:style-name="T46">Там его подберёт Рэйнбоу</text:span><text:span text:style-name="T64">&gt;</text:span></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text:soft-page-break/>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7">– Не забуду. – пообещал я.</text:p>
      <text:p text:style-name="P17"/>
      <text:p text:style-name="P18">***</text:p>
      <text:p text:style-name="P19">&lt;<text:span text:style-name="T67">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text:span text:style-name="T65">течений</text:span> свои <text:span text:style-name="T62">резервуар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text:span text:style-name="T62">для его обуздания</text:span>. В результате борьба с духом ветра так истощила <text:span text:style-name="T62">меня</text:span>, что только подоспевш<text:span text:style-name="T66">ая</text:span> учени<text:span text:style-name="T66">ца</text:span>, <text:span text:style-name="T55">прервавш</text:span><text:span text:style-name="T57">ая</text:span><text:span text:style-name="T55"> связь между мною и демоном</text:span>, спас<text:span text:style-name="T66">ла</text:span> <text:span text:style-name="T62">моё</text:span>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4">Возьмём, <text:s/>примеру, заклинание начального предела: “Ярету пхонг руул квами”, <text:span text:style-name="T1">—</text:span> что означает: “<text:span text:style-name="T49">Разогнать силу и оборотить против себя</text:span>”.</text:p>
      <text:p text:style-name="P8">Таким образом, читая заклинание <text:span text:style-name="T65">левитации</text:span>, маг узнаёт его рецепт. При творении заклинани<text:span text:style-name="T65">й</text:span> вовсе не обязательно произносить <text:span text:style-name="T65">их вслух</text:span> — некоторые, впрочем, <text:span text:style-name="T65">всегда </text:span>проговаривают <text:span text:style-name="T65">их с соответствующей интонацией и торжественным выражением </text:span>для запоминания и вящего эффекта. Каюсь, и Ваш покорный слуга не гнуша<text:span text:style-name="T65">ется</text:span> этим для <text:span text:style-name="T65">обретения</text:span> авторитета у молоденьких доверчивых кобылок…”<text:note text:id="ftn10" text:note-class="footnote"><text:note-citation>9</text:note-citation><text:note-body><text:p text:style-name="P91"><text:span text:style-name="T5">– </text:span>Гм!</text:p><text:p text:style-name="P91"><text:span text:style-name="T5">– </text:span>Ну, ты ж понимаешь, что без таланта к магии никакое надувание щёк не поможет. <text:span text:style-name="T5">– Стар Свирл отхлебнул кофе и </text:span><text:span text:style-name="T7">поморщился</text:span><text:span text:style-name="T5">. – </text:span><text:span text:style-name="T6">Хотя, если посмотреть на </text:span><text:span text:style-name="T8">некоторых</text:span><text:span text:style-name="T6"> </text:span><text:span text:style-name="T35">на</text:span><text:span text:style-name="T7">дутых фокусников </text:span><text:span text:style-name="T30">при</text:span><text:span text:style-name="T7"> королевском дворе, то иной раз задумаешься, что важнее? </text:span><text:span text:style-name="T12">Везде, </text:span><text:span text:style-name="T13">блин,</text:span><text:span text:style-name="T12"> одно и то же!</text:span></text:p></text:note-body></text:note></text:p>
      <text:p text:style-name="P54"/>
      <text:p text:style-name="P38">На книгу упала тень.</text:p>
      <text:p text:style-name="P39"><text:span text:style-name="T5">– </text:span><text:span text:style-name="T9">Эй, нельзя ли не </text:span><text:span text:style-name="T31">заслоня</text:span><text:span text:style-name="T9">…</text:span></text:p>
      <text:p text:style-name="P46"><text:span text:style-name="T5">Я поперхнулся слов</text:span><text:span text:style-name="T32">о</text:span><text:span text:style-name="T5">м, упёршись носом в </text:span><text:span text:style-name="T10">покрытую белой шерстью </text:span><text:span text:style-name="T5">грудь. </text:span><text:span text:style-name="T10">Селестия оступила, извиняясь.</text:span></text:p>
      <text:p text:style-name="P40"><text:span text:style-name="T10">– Прошу прощения за беспокойство. Просто стало интересно, что ты так увлечённо читаешь? Стража доклады</text:span><text:span text:style-name="T11">вала, что ты днюешь и ночуешь в библиотеке.</text:span></text:p>
      <text:p text:style-name="P47"><text:span text:style-name="T11">З</text:span><text:span text:style-name="T5">а прошедш</text:span><text:span text:style-name="T29">ие</text:span><text:span text:style-name="T5"> </text:span><text:span text:style-name="T29">дни</text:span><text:span text:style-name="T5"> я уже привык </text:span><text:span text:style-name="T14">и к магии, и к разумным эквиноподобным и даже </text:span><text:span text:style-name="T68">к атмосфере всеобщей доброжелательности</text:span><text:span text:style-name="T14"> (что было </text:span><text:span text:style-name="T15">для меня непривычнее</text:span><text:span text:style-name="T14"> всего). Но вид перебинтованной аликорницы, представшей передо мной в неком подобии экзоскелета, </text:span><text:span text:style-name="T16">лишил меня дара речи</text:span><text:span text:style-name="T14">.</text:span></text:p>
      <text:p text:style-name="P41"><text:span text:style-name="T10">– </text:span><text:span text:style-name="T17">Эээ…</text:span></text:p>
      <text:p text:style-name="P42"><text:soft-page-break/><text:span text:style-name="T10">– </text:span><text:span text:style-name="T18">Не пугайся. </text:span><text:span text:style-name="T10">– </text:span><text:span text:style-name="T18">Селестия </text:span><text:span text:style-name="T20">смешливо фыркнула</text:span><text:span text:style-name="T18">. </text:span><text:span text:style-name="T10">– </text:span><text:span text:style-name="T18">Я знала, что тебе “понравится”. </text:span><text:span text:style-name="T19">К сожалению, бороться с нашими докторами намного труднее, чем </text:span><text:span text:style-name="T21">с</text:span><text:span text:style-name="T19"> пландерсидами.</text:span></text:p>
      <text:p text:style-name="P48">Она потянулась за спину, сжала зубами <text:span text:style-name="T72">зажим</text:span>, и, после негромкого щелчка, экзоскелет “разошёлся” в стороны.</text:p>
      <text:p text:style-name="P44"><text:span text:style-name="T10">– </text:span><text:span text:style-name="T26">Вот, так лучше</text:span><text:span text:style-name="T23">. </text:span><text:span text:style-name="T10">– </text:span><text:span text:style-name="T27">улыбнулась</text:span><text:span text:style-name="T23"> она, вышагивая из </text:span><text:span text:style-name="T24">него</text:span><text:span text:style-name="T23">. </text:span><text:span text:style-name="T10">– </text:span><text:span text:style-name="T26">Доктор Плантаго Майор был уверен, что я не дотянусь до замка.</text:span></text:p>
      <text:p text:style-name="P43"><text:span text:style-name="T10">– </text:span><text:span text:style-name="T25">Насколько я знаю, </text:span><text:span text:style-name="T27">тебе был</text:span><text:span text:style-name="T33">о</text:span><text:span text:style-name="T27"> прописано два месяца постельного режима. </text:span><text:span text:style-name="T28">Сейчас едва неделя прошла...</text:span></text:p>
      <text:p text:style-name="P45"><text:span text:style-name="T10">– </text:span><text:span text:style-name="T28">Не волнуйся, аликорны куда крепче единорогов, по стандартам которых меня лечат.</text:span></text:p>
      <text:p text:style-name="P105">Я внимательно присмотрелся к <text:span text:style-name="T72">Селестии</text:span>. <text:span text:style-name="T72">Задние ноги аликорницы заметно дрожали. Крылья были туго забинтованы, сквозь бинты проступили тёмные пятна. От неё здорово несло медикаментами.</text:span></text:p>
      <text:p text:style-name="P105">Она, <text:span text:style-name="T71">почувствовав мой взгляд, подняла нос от книги и <text:s/>посмотрела</text:span> на меня, <text:span text:style-name="T72">насторожив уши.</text:span></text:p>
      <text:p text:style-name="P106"><text:span text:style-name="T10">– </text:span><text:span text:style-name="T36">Только не заводи эту шарманку! “</text:span><text:span text:style-name="T41">Вашему Высочеству н</text:span><text:span text:style-name="T36">адо лечиться, </text:span><text:span text:style-name="T41">Ваше Высочество</text:span><text:span text:style-name="T36"> слишком слабы, государственные интересы требуют…!”. Беее! </text:span><text:span text:style-name="T10">– </text:span><text:span text:style-name="T36">она сморщила нос и высунула язык. </text:span><text:span text:style-name="T10">– </text:span><text:span text:style-name="T36">Крылья чуть подгорели. У меня не хватило сил создать достаточно большую защитную сферу. А, </text:span><text:span text:style-name="T41">в остальном,</text:span><text:span text:style-name="T36"> я в норме </text:span><text:span text:style-name="T3">—</text:span><text:span text:style-name="T4"> через пару дней на мне воду возить можно будет.</text:span></text:p>
      <text:p text:style-name="P106"><text:span text:style-name="T37">– </text:span><text:span text:style-name="T38">А по-моему, ты не…</text:span></text:p>
      <text:p text:style-name="P107"><text:span text:style-name="T37">– </text:span><text:span text:style-name="T38">Так, я попрошу! </text:span><text:span text:style-name="T37">– </text:span><text:span text:style-name="T39">перебила меня </text:span><text:span text:style-name="T40">венценосная</text:span><text:span text:style-name="T39"> кобыла. </text:span><text:span text:style-name="T37">– </text:span><text:span text:style-name="T39">Давай, ты не будешь лезть в мои дела, а я не буду… эээ… ммм…</text:span></text:p>
      <text:p text:style-name="P107"><text:span text:style-name="T37">– </text:span><text:span text:style-name="T39">Не будешь что?</text:span></text:p>
      <text:p text:style-name="P107"><text:span text:style-name="T39"/></text:p>
      <text:p text:style-name="P106"><text:span text:style-name="T38"/></text:p>
      <text:p text:style-name="P49">&lt;ох, <text:span text:style-name="T70">кентаврячьи яйца</text:span>, за мной идут!!!&gt;</text:p>
      <text:p text:style-name="P49"/>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50">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49">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5">&lt;<text:span text:style-name="T50">После секса, Селестия отказывает Максу в аудиенции (стыдится?). Только перед его отъездом из Кантерлота она прощается с ним</text:span>&gt;</text:p>
      <text:p text:style-name="P15">&lt;<text:span text:style-name="T49"> - А почему ты смеялась, когда я обблевал тебе копыто?</text:span></text:p>
      <text:p text:style-name="P15"><text:span text:style-name="T49">-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5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50">??? тогда уже Селестия</text:span><text:span text:style-name="T1">&gt;</text:span> запнулась, <text:soft-page-break/><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4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5"/>
      <text:h text:style-name="P114" text:outline-level="2">Рассказ Селестии <text:span text:style-name="T49">(“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50">...</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oft-page-break/><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text:soft-page-break/>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4" text:outline-level="2">Рейд пони-рэйнджеров</text:h>
      <text:p text:style-name="P2"/>
      <text:p text:style-name="P28">(леденящий душу триллер, музыка тревожная)</text:p>
      <text:p text:style-name="P6">&lt;<text:span text:style-name="T4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48">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50">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text:soft-page-break/>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49">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oft-page-break/><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49">???</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4" text:outline-level="2">Рейд пони-рэйнджеров-2 (<text:span text:style-name="T4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49">гидрорысью</text:span><text:span text:style-name="T5">&gt;</text:span> и нападением <text:span text:style-name="T5">&lt;</text:span><text:span text:style-name="T49">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49">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oft-page-break/><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5">&lt;</text:span><text:span text:style-name="T4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4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49">34 - утерянная глава </text:span><text:span text:style-name="T5">&gt;</text:span></text:p>
      <text:p text:style-name="P2"><text:span text:style-name="T5">&lt;</text:span><text:span text:style-name="T49">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4" text:outline-level="2">В библиотеке замка Селестии</text:h>
      <text:p text:style-name="P75"/>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text:soft-page-break/>причине: сил моих недостаточно, чтоб полноценно сотворить данное волшебство…”</text:p>
      <text:p text:style-name="P2">Мда. Я захлопнул книгу <text:span text:style-name="T5">&lt;</text:span><text:span text:style-name="T49">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49">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49">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50">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text:soft-page-break/>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50">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1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52">заклинание равновесия, в описании к которому есть ссылка на заклинание роста </text:span><text:span text:style-name="T53">(вставить шутку в стиле Влада)</text:span><text:span text:style-name="T5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50">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5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49">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50">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oft-page-break/><text:span text:style-name="T5">&lt;</text:span><text:span text:style-name="T4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5"/>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4" text:outline-level="2">Первый сеанс двойного сна. Рэрити</text:h>
      <text:p text:style-name="P2"/>
      <text:p text:style-name="P2"><text:span text:style-name="T5">&lt;</text:span><text:span text:style-name="T4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49">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oft-page-break/><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4" text:outline-level="2">Сон Макса</text:h>
      <text:p text:style-name="P75"/>
      <text:p text:style-name="P2"><text:span text:style-name="T5">&lt;</text:span><text:span text:style-name="T4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30"><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49">Эгрегор Эквестрии </text:span><text:span text:style-name="T51">—</text:span><text:span text:style-name="T49"> Селестия </text:span><text:span text:style-name="T51">—</text:span><text:span text:style-name="T49">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49">Как возникли пегасы и единороги.</text:span></text:p>
      <text:p text:style-name="P2"><text:span text:style-name="T49">Пони для мирного сосуществования с соседями вступали в межвидовые браки (не только правители, а и целые племена). Единороги </text:span><text:span text:style-name="T50">—</text:span><text:span text:style-name="T49"> гибриды земнопони и истинных единорогов (с раздвоенными копытами и хвостом с кисточкой). Пегасы </text:span><text:span text:style-name="T50">—</text:span><text:span text:style-name="T49"> гибриды земнопони и грифонов (гены пегасов </text:span><text:span text:style-name="T50">—</text:span><text:span text:style-name="T49">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oft-page-break/><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49">Рэйнбоу объясняет Максу, почему Пинки расплатилась за него </text:span><text:span text:style-name="T50">—</text:span><text:span text:style-name="T49"> и вспоминает, что когда-то уже объясняла нечто подобное (Леро)</text:span></text:p>
      <text:p text:style-name="P2"><text:span text:style-name="T49">У Твайлайт после видения гибели Кимеринна появились морщинки возле глаз</text:span><text:span text:style-name="T5">&gt;</text:span></text:p>
      <text:p text:style-name="P2"/>
      <text:h text:style-name="P114"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49">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49">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49">Дэш расплачивается за Макса в кафе. Когда тот спрашивает, почему она и Пинки платят за него, Дэш, вместо ответа, говорит:</text:span></text:p>
      <text:p text:style-name="P2"><text:span text:style-name="T51">–</text:span><text:span text:style-name="T49"> Пинки? </text:span><text:span text:style-name="T51">–</text:span><text:span text:style-name="T49"> Дэш сморщила нос. </text:span><text:span text:style-name="T51">–</text:span><text:span text:style-name="T49"> Я скажу ей, чтоб больше не </text:span><text:span text:style-name="T51">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49">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49">Аликорны </text:span><text:span text:style-name="T51">—</text:span><text:span text:style-name="T49"> элементали. Они воплощают в себе какую-либо сторону чаяний и настроений сообщества пони. Анакорн </text:span><text:span text:style-name="T51">—</text:span><text:span text:style-name="T49"> супераликорн, элементаль всего мира</text:span><text:span text:style-name="T5">&gt;</text:span></text:p>
      <text:p text:style-name="P15"/>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51">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oft-page-break/><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text:soft-page-break/>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49">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4"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49">Вкратце суть сна Рэрити.</text:span></text:p>
      <text:p text:style-name="P2"><text:span text:style-name="T49">Она проснулась в мире Терры веб-дизайнером. И мир Эквестрии ей только снился </text:span><text:span text:style-name="T51">—</text:span><text:span text:style-name="T49"> и быстро начал забываться. Т.е. мир Эквестрии - всего лишь сон терранского парня (девушки?)</text:span></text:p>
      <text:p text:style-name="P2"><text:span text:style-name="T49">к экрану - очередь из пони (пони пропадают из Эквестрии). В очереди близко к экрану </text:span><text:span text:style-name="T51">—</text:span><text:span text:style-name="T49"> Селестия. Рэрити </text:span><text:span text:style-name="T51">—</text:span><text:span text:style-name="T49"> без очереди (у неё </text:span><text:span text:style-name="T51">—</text:span><text:span text:style-name="T49"> билет-пропуск от Индрэ).</text:span></text:p>
      <text:p text:style-name="P2"><text:span text:style-name="T49">Рэрити проснулась парнем, т.к. в Эквестрии </text:span><text:span text:style-name="T51">—</text:span><text:span text:style-name="T49"> матриархат, роль терранских мужчин там несут кобылы.</text:span></text:p>
      <text:p text:style-name="P2"><text:span text:style-name="T49">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49">Влад рассказывает Максу о своём сне </text:span><text:span text:style-name="T51">—</text:span><text:span text:style-name="T49"> как он был поняхой, а потом проснулся в мире Терры</text:span><text:span text:style-name="T5">&gt;</text:span></text:p>
      <text:p text:style-name="P15"/>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49">согласовать с тем, что говорил Анакорн о Р/Д</text:span><text:span text:style-name="T5">&gt;</text:span>). </text:p>
      <text:p text:style-name="P2">Об этом Эгрегоре пишется в книге <text:span text:style-name="T5">&lt;</text:span><text:span text:style-name="T49">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5">&lt;</text:span><text:span text:style-name="T49">обоснование сна для Р/Д. РД видит несколько вариантов историй с Mane6 </text:span><text:span text:style-name="T51">—</text:span><text:span text:style-name="T49"> и с собой + Леро </text:span><text:span text:style-name="T51">—</text:span><text:span text:style-name="T49"> намёк на несовместимые фанфики</text:span></text:p>
      <text:p text:style-name="P2"><text:span text:style-name="T49">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oft-page-break/><text:span text:style-name="T5">&lt;</text:span><text:span text:style-name="T49">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49">Кто следующий готов рассказывать?</text:span></text:p>
      <text:p text:style-name="P30">Пинки дёрнулась на месте, но промолчала.</text:p>
      <text:p text:style-name="P2"><text:span text:style-name="T51">–</text:span><text:span text:style-name="T49"> Я расскажу, - шагнула вперёд радужная пегаска. </text:span><text:span text:style-name="T51">–</text:span><text:span text:style-name="T49"> Хотя вряд ли ты узнаешь что-то полезное. Там галиматья какая-то…</text:span><text:span text:style-name="T5">&gt;</text:span></text:p>
      <text:p text:style-name="P2"/>
      <text:p text:style-name="P2"><text:span text:style-name="T5">&lt;</text:span><text:span text:style-name="T49">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49">В мире Терры они ищут Селестию. В конце-концов Макс находит её в кибермозге </text:span><text:span text:style-name="T51">—</text:span><text:span text:style-name="T4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51">—</text:span><text:span text:style-name="T49"> Эгрегором Эквестрии. После чего пееренос на Землю на 10 лет назад. Начало написания “Последнего фанфика”.</text:span><text:span text:style-name="T5">&gt;</text:span></text:p>
      <text:p text:style-name="P15"/>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50">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49">…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5">–</text:span> А водку у вас принято пить?</text:p>
      <text:p text:style-name="P2"><text:span text:style-name="T51">–</text:span><text:span text:style-name="T49"> Некоторые употребляют. Но правительница Эквестрии, пьющая водку </text:span><text:span text:style-name="T50">—</text:span><text:span text:style-name="T49"> это уже черезчур. </text:span><text:span text:style-name="T51">–</text:span><text:span text:style-name="T49"> Засмеялась Селестия. </text:span><text:span text:style-name="T51">–</text:span><text:span text:style-name="T49">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14"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49">Концепция абсолютного зла. Вычеркнуть кого-то из бытия.</text:span></text:p>
      <text:p text:style-name="P2"><text:span text:style-name="T49">Пока идёт борьба за вычёркивание </text:span><text:span text:style-name="T50">—</text:span><text:span text:style-name="T49"> это вычёркивание является злом. Но когда вычёркивание произошло, зло исчезает </text:span><text:span text:style-name="T50">—</text:span><text:span text:style-name="T49"> т.к. вычеркнутого никогда не было, о нём никто не знает. Никто </text:span><text:span text:style-name="T50">—</text:span><text:span text:style-name="T49"> даже вычёркивающий</text:span><text:span text:style-name="T5">&gt;</text:span></text:p>
      <text:p text:style-name="P2"/>
      <text:h text:style-name="P114"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50">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49">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49">добавить сочувствия</text:span><text:span text:style-name="T5">&gt;</text:span>.</text:p>
      <text:p text:style-name="P2"/>
      <text:p text:style-name="P2"><text:span text:style-name="T5">&lt;</text:span><text:span text:style-name="T49">После этого случая Тавйлайт решает прекратить сеансы двойного сна. Сеанса с ЭйДжей и Флатти не будет</text:span><text:span text:style-name="T5">&gt;</text:span></text:p>
      <text:p text:style-name="P2"/>
      <text:h text:style-name="P114"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50">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50">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4" text:outline-level="2">Поиск решения</text:h>
      <text:p text:style-name="P7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5">&lt;</text:span><text:span text:style-name="T49">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5"/>
      <text:p text:style-name="P2"><text:span text:style-name="T5">&lt;</text:span><text:span text:style-name="T4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49">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4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51">—</text:span><text:span text:style-name="T49"> Луна создаёт обратный коридор в срок.</text:span><text:span text:style-name="T5">&gt;</text:span></text:p>
      <text:p text:style-name="P2"/>
      <text:h text:style-name="P11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50">Дуглас </text:span><text:span text:style-name="T51">—</text:span><text:span text:style-name="T50"> </text:span><text:span text:style-name="T51">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text:soft-page-break/></text:p>
      <text:p text:style-name="P2"><text:span text:style-name="T5">&lt;</text:span><text:span text:style-name="T49">высоко летать нельзя из-за молний</text:span><text:span text:style-name="T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49">двухмесячной</text:span><text:span text:style-name="T5">&gt;</text:span> давности осталось лишь направление движения.</text:p>
      <text:p text:style-name="P2">И опять, как <text:span text:style-name="T5">&lt;</text:span><text:span text:style-name="T49">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49">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5">&lt;</text:span><text:span text:style-name="T49">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4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49">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2">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49">Не следует противопоставлять злу ещё большее зло - это только усилит его — </text:span><text:span text:style-name="T50">кодовая фраза</text:span><text:span text:style-name="T5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49">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49">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5">&lt;</text:span><text:span text:style-name="T4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5"/>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11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49">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49">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49">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49">пять</text:span><text:span text:style-name="T5">&gt;</text:span>длинную прореху в куртке, <text:span text:style-name="T5">&lt;</text:span><text:span text:style-name="T49">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49">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49">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49">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49">улучшить</text:span><text:span text:style-name="T5">&gt;</text:span>. А тот случай, когда мне пришлось зашивать тебе куртку после нападения убийц <text:span text:style-name="T5">&lt;</text:span><text:span text:style-name="T49">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4" text:outline-level="2">След?</text:h>
      <text:p text:style-name="P75"/>
      <text:p text:style-name="P2"><text:span text:style-name="T5">&lt;</text:span><text:span text:style-name="T49">сначала эпизод - проверка сумки в серверной</text:span><text:span text:style-name="T5">&gt;</text:span></text:p>
      <text:p text:style-name="P2"><text:span text:style-name="T5">&lt;</text:span><text:span text:style-name="T5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49">“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5">&lt;</text:span><text:span text:style-name="T49">расширить. Перед кафешкой - диалог с Флатти и ЭйДжей. Все думают, что наконец-то нашли Селестию. Все ликуют</text:span><text:span text:style-name="T5">&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49">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49">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4" text:outline-level="2">Озарение</text:h>
      <text:p text:style-name="P2"/>
      <text:p text:style-name="P2"><text:span text:style-name="T5">&lt;</text:span><text:span text:style-name="T4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49">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1191364950119211727"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173005271630616" text:continue-numbering="true" text:style-name="L5">
        <text:list-header>
          <text:p text:style-name="P108">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3004615678711" text:continue-numbering="true" text:style-name="L5">
        <text:list-header>
          <text:p text:style-name="P108">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3003264218474"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15" text:outline-level="2">Почти.</text:h>
      <text:p text:style-name="P73"/>
      <text:p text:style-name="P65">В офисе меня встретил лыбящийся Стас.</text:p>
      <text:p text:style-name="P65">–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15" text:outline-level="2">Дискорд</text:h>
      <text:p text:style-name="P75"/>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text:soft-page-break/>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4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49">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2701227315751712852"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2"><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text:soft-page-break/>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6"><text:span text:style-name="T5">– </text:span>С кем это вы тут разговариваете?</text:p>
      <text:list xml:id="list39877632262308403"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14"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text:soft-page-break/>&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4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text:soft-page-break/>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49">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50">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5">&lt;</text:span><text:span text:style-name="T42">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4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49">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14"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text:soft-page-break/>–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49">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5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2">Из-за заинтересованности Эквуса в Максе, тому не приходится прилагать усилий для 34 — на что <text:soft-page-break/>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50">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5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5">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4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47">–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51">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text:soft-page-break/>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4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text:soft-page-break/>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1" text:note-class="footnote"><text:note-citation>10</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9">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49">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5">– Привет, Макс. – образ Селестии снова реял передо мной, как <text:span text:style-name="T5">&lt;</text:span><text:span text:style-name="T49">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4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Разрешите откланяться!..</text:p>
      <text:p text:style-name="P82"/>
      <text:list xml:id="list6953881284503351601" text:style-name="L8">
        <text:list-header>
          <text:p text:style-name="P110">(<text:span text:style-name="T53">Луна — как повелительница снов, слышала разговор Макса с Анакорном</text:span>)</text:p>
          <text:p text:style-name="P111"/>
        </text:list-header>
      </text:list>
      <text:p text:style-name="P83">***</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14"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text:soft-page-break/></text:p>
      <text:p text:style-name="P60"/>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50">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49">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4T17:30:02.734761720</dc:date>
    <meta:editing-duration>P38DT11H18M1S</meta:editing-duration>
    <meta:editing-cycles>1227</meta:editing-cycles>
    <meta:generator>LibreOffice/5.0.2.2$Linux_X86_64 LibreOffice_project/00m0$Build-2</meta:generator>
    <meta:document-statistic meta:table-count="0" meta:image-count="0" meta:object-count="0" meta:page-count="111" meta:paragraph-count="2168" meta:word-count="47569" meta:character-count="316920" meta:non-whitespace-character-count="269207"/>
  </office:meta>
</office:document-meta>
</file>